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1" style:family="text">
      <style:text-properties fo:font-size="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n the article about the <text:span text:style-name="T1">“</text:span>Eighty computers <text:span text:style-name="T1">[</text:span>that were<text:span text:style-name="T1">]</text:span> lost<text:span text:style-name="T1">,</text:span> stolen or gone <text:span text:style-name="T1">“</text:span>missing<text:span text:style-name="T1">”</text:span> a a major US nuclear weapons lab<text:span text:style-name="T1">”</text:span> the employees where following the ethical process that was administered by their employer<text:span text:style-name="T1">.</text:span> The ethical process is Utilitarianism<text:span text:style-name="T1">,</text:span> which is resulted based upon consequences done by each person<text:span text:style-name="T1">.</text:span> If the employees who knew about the computers that were stolen from the weapons lab were to disclose any information they would have to suffer any consequences that were to be implemented by the weapons lab employer<text:span text:style-name="T1">.</text:span> No matter if it increases risk to the laboratory or to the people of the nation they are not to disclose any information unless deemed by their employer due to the ownership of the knowledge of the intellectual property that is from the weapons laboratories<text:span text:style-name="T1">.</text:span> Though they had posed a letter online about what had gone missing within the weapons laboratory<text:span text:style-name="T1">,</text:span> in this situation they were in their means of the weapons laboratory<text:span text:style-name="T1">'</text:span>s non<text:span text:style-name="T1">-</text:span>disclosure agreement<text:span text:style-name="T1">.</text:span></text:p>
      <text:p text:style-name="Standard"><text:tab/>In a way that the employees of the weapons laboratory is taking their non<text:span text:style-name="T1">-</text:span>disclosure agreement into play is in favor of the people<text:span text:style-name="T1">.</text:span> In a sense they are trying to look out for the betterment of the people by not alarming them by disclosing all their information<text:span text:style-name="T1">.</text:span> If they were to do this it could cause a stir in how they are handling it and could start potential rioting against the government which ultimately controls the facility<text:span text:style-name="T1">. So for the sake of secular society by not disclosing information as to what happened with the facilities computers they are preventing turmoil.</text:span></text:p>
      <text:p text:style-name="Standard"><text:tab/>Facebook is a for<text:span text:style-name="T1">-</text:span>profit networking site follows an egotistical ethic because they are trying to make a profit off of users that use the site<text:span text:style-name="T1">.</text:span> In an article from PC World it reviewed an incident where Facebook attempted to change its privacy policy in order to share information to other companies for a profit<text:span text:style-name="T1">.</text:span> There was a backlash against Facebook which users banned together and objected to the for<text:span text:style-name="T1">-</text:span>profit corporations demands that were stated in its privacy policy<text:span text:style-name="T1">.</text:span> On the Facebook site users are <text:span text:style-name="T1">“</text:span>own their information and control who they share it with<text:span text:style-name="T1">”,</text:span> which was stated by Mark Zuckerberg<text:span text:style-name="T1">,</text:span> Facebook<text:span text:style-name="T1">'</text:span>s founder<text:span text:style-name="T1">.</text:span> Having stated this<text:span text:style-name="T1">,</text:span> Zuckerberg was trying to appeal to the public of a utilitarianistic standpoint that Facebook<text:span text:style-name="T1">'</text:span>s users should face the the consequences of not reviewing their account information<text:span text:style-name="T1">.</text:span> Facebook<text:span text:style-name="T1">'</text:span>s ultimatum was that they provide a social networking site in which users have control over their information which will go public or not<text:span text:style-name="T1">.</text:span> Though having this in regard if a person were to look up a person specifically by name in a search engine they may possibly find their profile picture by doing so and have a link back to them<text:span text:style-name="T1">.</text:span> </text:p>
      <text:p text:style-name="Standard"><text:tab/>Facebook then agreed to reverting back to its old privacy policy though it had a tool called <text:span text:style-name="T1">“</text:span>Beacon<text:span text:style-name="T1">”.</text:span> This created an uproar with users because this tool broadcast information about users <text:span text:style-name="T1">“</text:span>shopping habits and activities at other Web sites<text:span text:style-name="T1">”.</text:span> Therefore Facebook decided to allow users to turn off this tool which ultimately allowed users to be in control of what was allowed to be distributed to the public for example<text:span text:style-name="T1">,</text:span> other companies<text:span text:style-name="T1">.</text:span> Since users could now turn off this tool Facebook had to look for another way to make a profit off of its users<text:span text:style-name="T1">.</text:span> Facebook did this by slightly changing the policy agreements so that it would be in favor to make a profit<text:span text:style-name="T1">.</text:span> They did this in a way where if a user were to <text:span text:style-name="T1">“</text:span>delete<text:span text:style-name="T1">”</text:span> their account it would become free game for information to be distributed to the public<text:span text:style-name="T1">.</text:span> This egotistical action was noticed after when The Consumerist<text:span text:style-name="T1">'</text:span>s Chris Walters <text:span text:style-name="T1">“</text:span>stumbled upon the subtly shifted language<text:span text:style-name="T1">”</text:span> in the privacy policy<text:span text:style-name="T1">.</text:span> Facebook later attempted to explain as to why they warranted control over personal information by making the excuse that <text:span text:style-name="T1">“</text:span>even if you were to delete your account<text:span text:style-name="T1">,</text:span> any messages you had sent to a friend would still remain in his inbox—so Facebook requires the expanded rights to make sure that could happe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8T18:31:44.84</meta:creation-date>
    <meta:editing-duration>PT38M23S</meta:editing-duration>
    <meta:editing-cycles>7</meta:editing-cycles>
    <meta:generator>OpenOffice.org/3.3$Win32 OpenOffice.org_project/330m20$Build-9567</meta:generator>
    <meta:initial-creator>Cristobal Guerrero</meta:initial-creator>
    <dc:date>2012-02-18T19:10:02.58</dc:date>
    <dc:creator>Cristobal Guerrero</dc:creator>
    <meta:document-statistic meta:table-count="0" meta:image-count="0" meta:object-count="0" meta:page-count="1" meta:paragraph-count="4" meta:word-count="678" meta:character-count="3973"/>
  </office:meta>
</office:document-meta>
</file>